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2756" calcext:value-type="float">
            <text:p>41.86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26571428572" calcext:value-type="float">
            <text:p>41.942657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8276129032" calcext:value-type="float">
            <text:p>41.93182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17272" calcext:value-type="float">
            <text:p>41.91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21225806452" calcext:value-type="float">
            <text:p>41.9321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62128" calcext:value-type="float">
            <text:p>41.93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1323870968" calcext:value-type="float">
            <text:p>41.94913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34696" calcext:value-type="float">
            <text:p>41.93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41584516129" calcext:value-type="float">
            <text:p>41.92415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24104" calcext:value-type="float">
            <text:p>41.94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7819354839" calcext:value-type="float">
            <text:p>41.9227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07171612903" calcext:value-type="float">
            <text:p>41.92071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18008" calcext:value-type="float">
            <text:p>41.94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905" calcext:value-type="float">
            <text:p>41.92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53299310345" calcext:value-type="float">
            <text:p>41.935329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07264" calcext:value-type="float">
            <text:p>41.93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8066086957" calcext:value-type="float">
            <text:p>41.9198066086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0024827586" calcext:value-type="float">
            <text:p>41.943002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82088571429" calcext:value-type="float">
            <text:p>41.94820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1166896552" calcext:value-type="float">
            <text:p>41.937116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01385714286" calcext:value-type="float">
            <text:p>41.93013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33026206897" calcext:value-type="float">
            <text:p>41.953302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71156923077" calcext:value-type="float">
            <text:p>41.9271156923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83779310345" calcext:value-type="float">
            <text:p>41.938377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04648" calcext:value-type="float">
            <text:p>41.92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58993548387" calcext:value-type="float">
            <text:p>41.91589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24536" calcext:value-type="float">
            <text:p>41.93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97917419355" calcext:value-type="float">
            <text:p>41.93979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4273548387" calcext:value-type="float">
            <text:p>41.94942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4208" calcext:value-type="float">
            <text:p>41.94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65181935484" calcext:value-type="float">
            <text:p>41.92651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58648" calcext:value-type="float">
            <text:p>41.94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50028387097" calcext:value-type="float">
            <text:p>41.945002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0595862069" calcext:value-type="float">
            <text:p>41.940059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2330322581" calcext:value-type="float">
            <text:p>41.94323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7862068966" calcext:value-type="float">
            <text:p>41.94678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6408" calcext:value-type="float">
            <text:p>41.93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88286896552" calcext:value-type="float">
            <text:p>41.918828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00152" calcext:value-type="float">
            <text:p>41.93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3896" calcext:value-type="float">
            <text:p>41.92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7473103448" calcext:value-type="float">
            <text:p>41.937747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286" calcext:value-type="float">
            <text:p>41.93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5816" calcext:value-type="float">
            <text:p>41.94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4296774194" calcext:value-type="float">
            <text:p>41.9434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054" calcext:value-type="float">
            <text:p>41.96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3688" calcext:value-type="float">
            <text:p>41.9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50201290323" calcext:value-type="float">
            <text:p>41.98502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0292" calcext:value-type="float">
            <text:p>41.96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0820645161" calcext:value-type="float">
            <text:p>41.95208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88112" calcext:value-type="float">
            <text:p>41.94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7391483871" calcext:value-type="float">
            <text:p>41.95739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4949677419" calcext:value-type="float">
            <text:p>41.98649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858" calcext:value-type="float">
            <text:p>41.97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9726451613" calcext:value-type="float">
            <text:p>42.02297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04544" calcext:value-type="float">
            <text:p>42.04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49390967742" calcext:value-type="float">
            <text:p>42.02493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91194285714" calcext:value-type="float">
            <text:p>42.049119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20183225806" calcext:value-type="float">
            <text:p>42.032018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3312" calcext:value-type="float">
            <text:p>41.9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47540645161" calcext:value-type="float">
            <text:p>41.99475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11833846154" calcext:value-type="float">
            <text:p>41.941183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9189677419" calcext:value-type="float">
            <text:p>41.94991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20415483871" calcext:value-type="float">
            <text:p>41.97204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86232" calcext:value-type="float">
            <text:p>41.96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7952516129" calcext:value-type="float">
            <text:p>41.94795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55904" calcext:value-type="float">
            <text:p>41.98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6939354839" calcext:value-type="float">
            <text:p>41.98069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5394285714" calcext:value-type="float">
            <text:p>41.980539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1496774194" calcext:value-type="float">
            <text:p>41.98914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58472258065" calcext:value-type="float">
            <text:p>41.965847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87832" calcext:value-type="float">
            <text:p>41.97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82358709677" calcext:value-type="float">
            <text:p>41.97823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08304" calcext:value-type="float">
            <text:p>42.00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10178064516" calcext:value-type="float">
            <text:p>41.99101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98668387097" calcext:value-type="float">
            <text:p>41.99986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948" calcext:value-type="float">
            <text:p>42.00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54134193548" calcext:value-type="float">
            <text:p>41.98541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62304" calcext:value-type="float">
            <text:p>42.02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73971612903" calcext:value-type="float">
            <text:p>42.02739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6411034483" calcext:value-type="float">
            <text:p>42.007641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0993548387" calcext:value-type="float">
            <text:p>41.99209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208" calcext:value-type="float">
            <text:p>42.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66907826087" calcext:value-type="float">
            <text:p>42.0366907826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494" calcext:value-type="float">
            <text:p>42.06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7130434783" calcext:value-type="float">
            <text:p>42.06571304347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7607" calcext:value-type="float">
            <text:p>42.0676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09344" calcext:value-type="float">
            <text:p>42.07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70432" calcext:value-type="float">
            <text:p>42.02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09472" calcext:value-type="float">
            <text:p>42.02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7216" calcext:value-type="float">
            <text:p>42.04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7546" calcext:value-type="float">
            <text:p>42.08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2031111126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7358" calcext:value-type="float">
            <text:p>42.10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76" meta:object-count="0"/>
    <meta:user-defined meta:name="AppVersion">3.0</meta:user-defined>
  </office:meta>
</office:document-meta>
</file>